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6cm" svg:height="3.1cm" svg:x="11.21cm" svg:y="11.4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05cm" svg:height="0.809cm" svg:x="11.485cm" svg:y="11.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715cm" svg:height="0.809cm" svg:x="11.653cm" svg:y="12.991cm">
          <text:p text:style-name="P1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8cm" svg:height="0.809cm" svg:x="11.61cm" svg:y="14.991cm">
          <text:p text:style-name="P1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cm" svg:y1="12.409cm" svg:x2="12.51cm" svg:y2="12.991cm" draw:start-shape="id1" draw:start-glue-point="2" draw:end-shape="id2" draw:end-glue-point="0" svg:d="M12510 12409v582" svg:viewBox="0 0 1 583">
          <text:p/>
        </draw:connector>
        <draw:connector draw:style-name="gr3" draw:text-style-name="P3" draw:layer="layout" draw:type="line" svg:x1="12.51cm" svg:y1="13.8cm" svg:x2="12.51cm" svg:y2="14.991cm" draw:start-shape="id2" draw:start-glue-point="2" draw:end-shape="id3" draw:end-glue-point="0" svg:d="M12510 13800v1191" svg:viewBox="0 0 1 1192">
          <text:p/>
        </draw:connector>
        <draw:custom-shape draw:style-name="gr1" draw:text-style-name="P2" draw:layer="layout" svg:width="5.9cm" svg:height="8cm" svg:x="14.7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3.233cm" svg:height="0.808cm" svg:x="6.9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3.232cm" svg:height="0.808cm" svg:x="6.934cm" svg:y="4.7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8.55cm" svg:y2="10.192cm" draw:start-shape="id4" draw:start-glue-point="2" draw:end-shape="id5" draw:end-glue-point="0" svg:d="M8550 6999v3193" svg:viewBox="0 0 1 3194">
          <text:p/>
        </draw:connector>
        <draw:custom-shape draw:style-name="gr4" draw:text-style-name="P2" xml:id="id6" draw:id="id6" draw:layer="layout" svg:width="3.23cm" svg:height="0.81cm" svg:x="6.935cm" svg:y="2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2.81cm" svg:x2="8.55cm" svg:y2="3.391cm" draw:start-shape="id6" draw:start-glue-point="2" draw:end-shape="id7" draw:end-glue-point="0" svg:d="M8550 2810v581" svg:viewBox="0 0 1 582">
          <text:p/>
        </draw:connector>
        <draw:connector draw:style-name="gr3" draw:text-style-name="P3" draw:layer="layout" draw:type="line" svg:x1="8.55cm" svg:y1="5.599cm" svg:x2="8.55cm" svg:y2="6.191cm" draw:start-shape="id8" draw:start-glue-point="2" draw:end-shape="id4" draw:end-glue-point="0" svg:d="M8550 5599v592" svg:viewBox="0 0 1 593">
          <text:p/>
        </draw:connector>
        <draw:custom-shape draw:style-name="gr2" draw:text-style-name="P2" xml:id="id10" draw:id="id10" draw:layer="layout" svg:width="3.4cm" svg:height="0.809cm" svg:x="14.9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3cm" svg:y1="6.596cm" svg:x2="14.9cm" svg:y2="6.595cm" draw:start-shape="id9" draw:end-shape="id10" draw:end-glue-point="3" svg:d="M14300 6596l600-1" svg:viewBox="0 0 601 2">
          <text:p/>
        </draw:connector>
        <draw:custom-shape draw:style-name="gr2" draw:text-style-name="P2" xml:id="id11" draw:id="id11" draw:layer="layout" svg:width="3.8cm" svg:height="0.81cm" svg:x="14.9cm" svg:y="3.3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5cm" svg:y1="3.796cm" svg:x2="14.9cm" svg:y2="3.796cm" draw:start-shape="id7" draw:start-glue-point="3" draw:end-shape="id11" svg:d="M6935 3796h7965" svg:viewBox="0 0 7966 1">
          <text:p/>
        </draw:connector>
        <draw:custom-shape draw:style-name="gr2" draw:text-style-name="P2" draw:layer="layout" svg:width="2.2cm" svg:height="0.809cm" svg:x="18.2cm" svg:y="12.8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2.366cm" svg:height="0.808cm" svg:x="7.367cm" svg:y="10.1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2cm" svg:height="0.808cm" svg:x="7.55cm" svg:y="11.5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3cm" svg:height="0.81cm" svg:x="6.935cm" svg:y="3.3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11cm" svg:x2="8.55cm" svg:y2="11.592cm" draw:start-shape="id5" draw:start-glue-point="2" draw:end-shape="id12" draw:end-glue-point="0" svg:d="M8550 11000v592" svg:viewBox="0 0 1 593">
          <text:p/>
        </draw:connector>
        <draw:connector draw:style-name="gr3" draw:text-style-name="P3" draw:layer="layout" draw:type="line" svg:x1="8.55cm" svg:y1="4.201cm" svg:x2="8.55cm" svg:y2="4.791cm" draw:start-shape="id7" draw:start-glue-point="2" draw:end-shape="id8" draw:end-glue-point="0" svg:d="M8550 4201v590" svg:viewBox="0 0 1 591">
          <text:p/>
        </draw:connector>
        <draw:custom-shape draw:style-name="gr4" draw:text-style-name="P2" xml:id="id9" draw:id="id9" draw:layer="layout" svg:width="3.566cm" svg:height="0.808cm" svg:x="10.734cm" svg:y="6.192cm">
          <text:p text:style-name="P1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7cm" svg:y1="6.595cm" svg:x2="10.734cm" svg:y2="6.596cm" draw:start-shape="id4" draw:start-glue-point="1" draw:end-shape="id9" svg:d="M10167 6595l567 1" svg:viewBox="0 0 568 2">
          <text:p/>
        </draw:connector>
        <draw:custom-shape draw:style-name="gr4" draw:text-style-name="P2" xml:id="id13" draw:id="id13" draw:layer="layout" svg:width="3.232cm" svg:height="0.808cm" svg:x="10.9cm" svg:y="8.8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2.2cm" svg:height="0.81cm" svg:x="11.416cm" svg:y="10.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6cm" svg:y1="9.7cm" svg:x2="12.516cm" svg:y2="10.2cm" draw:start-shape="id13" draw:start-glue-point="2" draw:end-shape="id14" svg:d="M12516 9700v500" svg:viewBox="0 0 1 501">
          <text:p/>
        </draw:connector>
        <draw:connector draw:style-name="gr3" draw:text-style-name="P3" draw:layer="layout" draw:type="line" svg:x1="9.733cm" svg:y1="10.596cm" svg:x2="11.416cm" svg:y2="10.605cm" draw:start-shape="id5" draw:start-glue-point="1" draw:end-shape="id14" draw:end-glue-point="3" svg:d="M9733 10596l1683 9" svg:viewBox="0 0 1684 10">
          <text:p/>
        </draw:connector>
        <draw:custom-shape draw:style-name="gr2" draw:text-style-name="P2" xml:id="id15" draw:id="id15" draw:layer="layout" svg:width="1.9cm" svg:height="0.809cm" svg:x="15.65cm" svg:y="7.5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6cm" svg:y1="7cm" svg:x2="16.6cm" svg:y2="7.5cm" draw:start-shape="id10" draw:start-glue-point="2" draw:end-shape="id15" draw:end-glue-point="0" svg:d="M16600 7000v500" svg:viewBox="0 0 1 501">
          <text:p/>
        </draw:connector>
        <draw:custom-shape draw:style-name="gr2" draw:text-style-name="P2" xml:id="id16" draw:id="id16" draw:layer="layout" svg:width="3.8cm" svg:height="0.81cm" svg:x="14.9cm" svg:y="8.9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132cm" svg:y1="9.296cm" svg:x2="14.9cm" svg:y2="9.305cm" draw:start-shape="id13" draw:start-glue-point="1" draw:end-shape="id16" svg:d="M14132 9296l768 9" svg:viewBox="0 0 769 10">
          <text:p/>
        </draw:connector>
        <draw:custom-shape draw:style-name="gr2" draw:text-style-name="P2" xml:id="id26" draw:id="id26" draw:layer="layout" svg:width="5.5cm" svg:height="0.809cm" svg:x="14.9cm" svg:y="10.5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4.6cm" svg:height="0.809cm" svg:x="14.9cm" svg:y="4.7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6cm" svg:y1="5.195cm" svg:x2="14.9cm" svg:y2="5.195cm" draw:start-shape="id8" draw:end-shape="id17" draw:end-glue-point="3" svg:d="M10166 5195h4734" svg:viewBox="0 0 4735 1">
          <text:p/>
        </draw:connector>
        <draw:custom-shape draw:style-name="gr2" draw:text-style-name="P2" xml:id="id18" draw:id="id18" draw:layer="layout" svg:width="3.216cm" svg:height="0.809cm" svg:x="14.884cm" svg:y="11.6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535cm" svg:y1="12.004cm" svg:x2="14.884cm" svg:y2="12.004cm" draw:start-shape="id1" draw:end-shape="id18" draw:end-glue-point="3" svg:d="M13535 12004h1349" svg:viewBox="0 0 1350 1">
          <text:p/>
        </draw:connector>
        <draw:connector draw:style-name="gr3" draw:text-style-name="P3" draw:layer="layout" draw:type="line" svg:x1="9.733cm" svg:y1="10.596cm" svg:x2="11.485cm" svg:y2="12.004cm" draw:start-shape="id5" draw:start-glue-point="1" draw:end-shape="id1" svg:d="M9733 10596l1752 1408" svg:viewBox="0 0 1753 1409">
          <text:p/>
        </draw:connector>
        <draw:custom-shape draw:style-name="gr4" draw:text-style-name="P2" xml:id="id25" draw:id="id25" draw:layer="layout" svg:width="4.7cm" svg:height="0.808cm" svg:x="1.3cm" svg:y="8.884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6.15cm" svg:y2="7.492cm" draw:start-shape="id4" draw:start-glue-point="2" draw:end-shape="id19" draw:end-glue-point="0" svg:d="M8550 6999l-2400 493" svg:viewBox="0 0 2401 494">
          <text:p/>
        </draw:connector>
        <draw:custom-shape draw:style-name="gr4" draw:text-style-name="P2" xml:id="id20" draw:id="id20" draw:layer="layout" svg:width="2cm" svg:height="0.808cm" svg:x="12.4cm" svg:y="7.4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7cm" svg:y1="7cm" svg:x2="13.4cm" svg:y2="7.492cm" draw:start-shape="id9" draw:start-glue-point="2" draw:end-shape="id20" draw:end-glue-point="0" svg:d="M12517 7000l883 492" svg:viewBox="0 0 884 493">
          <text:p/>
        </draw:connector>
        <draw:frame draw:style-name="gr5" draw:layer="layout" svg:width="0.502cm" svg:height="1.195cm" svg:x="8cm" svg:y="19cm">
          <draw:text-box>
            <text:p/>
          </draw:text-box>
        </draw:frame>
        <draw:custom-shape draw:style-name="gr1" draw:text-style-name="P2" draw:layer="layout" svg:width="4.2cm" svg:height="3.4cm" svg:x="3cm" svg:y="10.1cm">
          <text:p text:style-name="P1"><text:span text:style-name="T1">ae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2" draw:id="id22" draw:layer="layout" svg:width="1.487cm" svg:height="0.809cm" svg:x="3.277cm" svg:y="11.69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1.487cm" svg:height="0.809cm" svg:x="3.277cm" svg:y="10.291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0.502cm" svg:height="1.195cm" svg:x="5.27cm" svg:y="12.402cm">
          <draw:text-box>
            <text:p/>
          </draw:text-box>
        </draw:frame>
        <draw:custom-shape draw:style-name="gr2" draw:text-style-name="P2" xml:id="id23" draw:id="id23" draw:layer="layout" svg:width="1.487cm" svg:height="0.809cm" svg:x="5.407cm" svg:y="10.291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" draw:id="id24" draw:layer="layout" svg:width="1.487cm" svg:height="0.809cm" svg:x="5.407cm" svg:y="11.691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.02cm" svg:y1="11.1cm" svg:x2="4.02cm" svg:y2="11.691cm" draw:start-shape="id21" draw:start-glue-point="2" draw:end-shape="id22" draw:end-glue-point="0" svg:d="M4020 11100v591" svg:viewBox="0 0 1 592">
          <text:p/>
        </draw:connector>
        <draw:connector draw:style-name="gr3" draw:text-style-name="P3" draw:layer="layout" draw:type="line" svg:x1="5.407cm" svg:y1="10.695cm" svg:x2="4.764cm" svg:y2="10.695cm" draw:start-shape="id23" draw:start-glue-point="3" draw:end-shape="id21" svg:d="M5407 10695h-643" svg:viewBox="0 0 644 1">
          <text:p/>
        </draw:connector>
        <draw:connector draw:style-name="gr3" draw:text-style-name="P3" draw:layer="layout" draw:type="line" svg:x1="6.15cm" svg:y1="11.1cm" svg:x2="6.15cm" svg:y2="11.691cm" draw:start-shape="id23" draw:start-glue-point="2" draw:end-shape="id24" svg:d="M6150 11100v591" svg:viewBox="0 0 1 592">
          <text:p/>
        </draw:connector>
        <draw:connector draw:style-name="gr3" draw:text-style-name="P3" draw:layer="layout" draw:type="line" svg:x1="5.407cm" svg:y1="12.095cm" svg:x2="4.764cm" svg:y2="12.095cm" draw:start-shape="id24" draw:start-glue-point="3" draw:end-shape="id22" draw:end-glue-point="1" svg:d="M5407 12095h-643" svg:viewBox="0 0 644 1">
          <text:p/>
        </draw:connector>
        <draw:custom-shape draw:style-name="gr4" draw:text-style-name="P2" xml:id="id19" draw:id="id19" draw:layer="layout" svg:width="3.83cm" svg:height="0.81cm" svg:x="4.235cm" svg:y="7.492cm">
          <text:p text:style-name="P1"><text:span text:style-name="T1">aeth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15cm" svg:y1="8.302cm" svg:x2="6.15cm" svg:y2="10.291cm" draw:start-shape="id19" draw:start-glue-point="2" draw:end-shape="id23" draw:end-glue-point="0" svg:d="M6150 8302v1989" svg:viewBox="0 0 1 1990">
          <text:p/>
        </draw:connector>
        <draw:connector draw:style-name="gr3" draw:text-style-name="P3" draw:layer="layout" draw:type="line" svg:x1="6.15cm" svg:y1="8.302cm" svg:x2="3.65cm" svg:y2="8.884cm" draw:start-shape="id19" draw:start-glue-point="2" draw:end-shape="id25" draw:end-glue-point="0" svg:d="M6150 8302l-2500 582" svg:viewBox="0 0 2501 583">
          <text:p/>
        </draw:connector>
        <draw:connector draw:style-name="gr3" draw:text-style-name="P3" draw:layer="layout" draw:type="line" svg:x1="6.15cm" svg:y1="8.302cm" svg:x2="10.9cm" svg:y2="9.296cm" draw:start-shape="id19" draw:start-glue-point="2" draw:end-shape="id13" draw:end-glue-point="3" svg:d="M6150 8302l4750 994" svg:viewBox="0 0 4751 995">
          <text:p/>
        </draw:connector>
        <draw:connector draw:style-name="gr3" draw:text-style-name="P3" draw:layer="layout" draw:type="line" svg:x1="14.3cm" svg:y1="6.596cm" svg:x2="14.9cm" svg:y2="9.305cm" draw:start-shape="id9" draw:start-glue-point="1" draw:end-shape="id16" draw:end-glue-point="3" svg:d="M14300 6596l600 2709" svg:viewBox="0 0 601 2710">
          <text:p/>
        </draw:connector>
        <draw:connector draw:style-name="gr3" draw:text-style-name="P3" draw:layer="layout" draw:type="line" svg:x1="13.535cm" svg:y1="12.004cm" svg:x2="14.9cm" svg:y2="10.995cm" draw:start-shape="id1" draw:start-glue-point="1" draw:end-shape="id26" draw:end-glue-point="3" svg:d="M13535 12004l1365-1009" svg:viewBox="0 0 1366 1010">
          <text:p/>
        </draw:connector>
        <draw:custom-shape draw:style-name="gr4" draw:text-style-name="P2" xml:id="id27" draw:id="id27" draw:layer="layout" svg:width="3.566cm" svg:height="0.808cm" svg:x="8.7cm" svg:y="7.5cm">
          <text:p text:style-name="P1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7cm" svg:y1="7cm" svg:x2="10.483cm" svg:y2="7.5cm" draw:start-shape="id9" draw:start-glue-point="2" draw:end-shape="id27" draw:end-glue-point="0" svg:d="M12517 7000l-2034 500" svg:viewBox="0 0 2035 501">
          <text:p/>
        </draw:connector>
        <draw:connector draw:style-name="gr3" draw:text-style-name="P3" draw:layer="layout" draw:type="line" svg:x1="12.516cm" svg:y1="8.892cm" svg:x2="10.483cm" svg:y2="8.308cm" draw:start-shape="id13" draw:start-glue-point="0" draw:end-shape="id27" draw:end-glue-point="2" svg:d="M12516 8892l-2033-584" svg:viewBox="0 0 2034 585">
          <text:p/>
        </draw:connector>
        <draw:custom-shape draw:style-name="gr2" draw:text-style-name="P2" xml:id="id28" draw:id="id28" draw:layer="layout" svg:width="2.99cm" svg:height="0.809cm" svg:x="14.884cm" svg:y="14.991cm">
          <text:p text:style-name="P1"><text:span text:style-name="T1">javax.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41cm" svg:y1="15.395cm" svg:x2="14.884cm" svg:y2="15.395cm" draw:start-shape="id3" draw:start-glue-point="1" draw:end-shape="id28" svg:d="M13410 15395h1474" svg:viewBox="0 0 147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8-12-20T23:12:09</meta:creation-date>
    <dc:date>2015-11-11T16:11:59.633456072</dc:date>
    <meta:editing-cycles>49</meta:editing-cycles>
    <meta:editing-duration>PT10H13M44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